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0;IF([.B2]=1;1;LN([.B2]/(1-[.B2]))))" office:value-type="float" office:value="-10.0145911552149" calcext:value-type="float">
            <text:p>-10.0145911552149</text:p>
          </table:table-cell>
          <table:table-cell table:formula="of:=IF([.B2]=0;0;IF([.B2]=1;1;[.C2]+0.503786482723489))" office:value-type="float" office:value="-9.51080467249138" calcext:value-type="float">
            <text:p>-9.51080467249138</text:p>
          </table:table-cell>
          <table:table-cell table:formula="of:=IF([.B2]=0;0;IF([.B2]=1;1;1/(1+EXP(-[.D2]))))" office:value-type="float" office:value="0.0000740419512073945" calcext:value-type="float">
            <text:p>7.40419512073945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0;IF([.B3]=1;1;LN([.B3]/(1-[.B3]))))" office:value-type="float" office:value="-15.6195651406565" calcext:value-type="float">
            <text:p>-15.6195651406565</text:p>
          </table:table-cell>
          <table:table-cell table:formula="of:=IF([.B3]=0;0;IF([.B3]=1;1;[.C3]+0.503786482723489))" office:value-type="float" office:value="-15.115778657933" calcext:value-type="float">
            <text:p>-15.115778657933</text:p>
          </table:table-cell>
          <table:table-cell table:formula="of:=IF([.B3]=0;0;IF([.B3]=1;1;1/(1+EXP(-[.D3]))))" office:value-type="float" office:value="0.00000027245866282868" calcext:value-type="float">
            <text:p>2.72458662828676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0;IF([.B4]=1;1;LN([.B4]/(1-[.B4]))))" office:value-type="float" office:value="-17.8013469449752" calcext:value-type="float">
            <text:p>-17.8013469449752</text:p>
          </table:table-cell>
          <table:table-cell table:formula="of:=IF([.B4]=0;0;IF([.B4]=1;1;[.C4]+0.503786482723489))" office:value-type="float" office:value="-17.2975604622517" calcext:value-type="float">
            <text:p>-17.2975604622517</text:p>
          </table:table-cell>
          <table:table-cell table:formula="of:=IF([.B4]=0;0;IF([.B4]=1;1;1/(1+EXP(-[.D4]))))" office:value-type="float" office:value="0.0000000307443225274" calcext:value-type="float">
            <text:p>3.0744322527398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0;IF([.B5]=1;1;LN([.B5]/(1-[.B5]))))" office:value-type="float" office:value="-20.3923518747104" calcext:value-type="float">
            <text:p>-20.3923518747104</text:p>
          </table:table-cell>
          <table:table-cell table:formula="of:=IF([.B5]=0;0;IF([.B5]=1;1;[.C5]+0.503786482723489))" office:value-type="float" office:value="-19.8885653919869" calcext:value-type="float">
            <text:p>-19.8885653919869</text:p>
          </table:table-cell>
          <table:table-cell table:formula="of:=IF([.B5]=0;0;IF([.B5]=1;1;1/(1+EXP(-[.D5]))))" office:value-type="float" office:value="0.00000000230412372771" calcext:value-type="float">
            <text:p>2.30412372771134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))" office:value-type="float" office:value="0" calcext:value-type="float">
            <text:p>0</text:p>
          </table:table-cell>
          <table:table-cell table:formula="of:=IF([.B6]=0;0;IF([.B6]=1;1;[.C6]+0.503786482723489))" office:value-type="float" office:value="0" calcext:value-type="float">
            <text:p>0</text:p>
          </table:table-cell>
          <table:table-cell table:formula="of:=IF([.B6]=0;0;IF([.B6]=1;1;1/(1+EXP(-[.D6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0;IF([.B7]=1;1;LN([.B7]/(1-[.B7]))))" office:value-type="float" office:value="-25.5728913146757" calcext:value-type="float">
            <text:p>-25.5728913146757</text:p>
          </table:table-cell>
          <table:table-cell table:formula="of:=IF([.B7]=0;0;IF([.B7]=1;1;[.C7]+0.503786482723489))" office:value-type="float" office:value="-25.0691048319522" calcext:value-type="float">
            <text:p>-25.0691048319522</text:p>
          </table:table-cell>
          <table:table-cell table:formula="of:=IF([.B7]=0;0;IF([.B7]=1;1;1/(1+EXP(-[.D7]))))" office:value-type="float" office:value="0.00000000001296062978" calcext:value-type="float">
            <text:p>1.29606297810901E-1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0;IF([.B8]=1;1;LN([.B8]/(1-[.B8]))))" office:value-type="float" office:value="-21.0877497625107" calcext:value-type="float">
            <text:p>-21.0877497625107</text:p>
          </table:table-cell>
          <table:table-cell table:formula="of:=IF([.B8]=0;0;IF([.B8]=1;1;[.C8]+0.503786482723489))" office:value-type="float" office:value="-20.5839632797873" calcext:value-type="float">
            <text:p>-20.5839632797873</text:p>
          </table:table-cell>
          <table:table-cell table:formula="of:=IF([.B8]=0;0;IF([.B8]=1;1;1/(1+EXP(-[.D8]))))" office:value-type="float" office:value="0.00000000114947182701" calcext:value-type="float">
            <text:p>1.14947182700673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0;IF([.B9]=1;1;LN([.B9]/(1-[.B9]))))" office:value-type="float" office:value="-18.1380237629506" calcext:value-type="float">
            <text:p>-18.1380237629506</text:p>
          </table:table-cell>
          <table:table-cell table:formula="of:=IF([.B9]=0;0;IF([.B9]=1;1;[.C9]+0.503786482723489))" office:value-type="float" office:value="-17.6342372802271" calcext:value-type="float">
            <text:p>-17.6342372802271</text:p>
          </table:table-cell>
          <table:table-cell table:formula="of:=IF([.B9]=0;0;IF([.B9]=1;1;1/(1+EXP(-[.D9]))))" office:value-type="float" office:value="0.00000002195573837553" calcext:value-type="float">
            <text:p>2.19557383755293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0;IF([.B10]=1;1;LN([.B10]/(1-[.B10]))))" office:value-type="float" office:value="-24.8161694378354" calcext:value-type="float">
            <text:p>-24.8161694378354</text:p>
          </table:table-cell>
          <table:table-cell table:formula="of:=IF([.B10]=0;0;IF([.B10]=1;1;[.C10]+0.503786482723489))" office:value-type="float" office:value="-24.3123829551119" calcext:value-type="float">
            <text:p>-24.3123829551119</text:p>
          </table:table-cell>
          <table:table-cell table:formula="of:=IF([.B10]=0;0;IF([.B10]=1;1;1/(1+EXP(-[.D10]))))" office:value-type="float" office:value="0.00000000002762270725" calcext:value-type="float">
            <text:p>2.7622707246423E-1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0;IF([.B11]=1;1;LN([.B11]/(1-[.B11]))))" office:value-type="float" office:value="-6.69737179062306" calcext:value-type="float">
            <text:p>-6.69737179062306</text:p>
          </table:table-cell>
          <table:table-cell table:formula="of:=IF([.B11]=0;0;IF([.B11]=1;1;[.C11]+0.503786482723489))" office:value-type="float" office:value="-6.19358530789957" calcext:value-type="float">
            <text:p>-6.19358530789957</text:p>
          </table:table-cell>
          <table:table-cell table:formula="of:=IF([.B11]=0;0;IF([.B11]=1;1;1/(1+EXP(-[.D11]))))" office:value-type="float" office:value="0.00203832738753891" calcext:value-type="float">
            <text:p>0.0020383273875389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))" office:value-type="float" office:value="0" calcext:value-type="float">
            <text:p>0</text:p>
          </table:table-cell>
          <table:table-cell table:formula="of:=IF([.B12]=0;0;IF([.B12]=1;1;[.C12]+0.503786482723489))" office:value-type="float" office:value="0" calcext:value-type="float">
            <text:p>0</text:p>
          </table:table-cell>
          <table:table-cell table:formula="of:=IF([.B12]=0;0;IF([.B12]=1;1;1/(1+EXP(-[.D12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0;IF([.B13]=1;1;LN([.B13]/(1-[.B13]))))" office:value-type="float" office:value="-13.694584667495" calcext:value-type="float">
            <text:p>-13.694584667495</text:p>
          </table:table-cell>
          <table:table-cell table:formula="of:=IF([.B13]=0;0;IF([.B13]=1;1;[.C13]+0.503786482723489))" office:value-type="float" office:value="-13.1907981847715" calcext:value-type="float">
            <text:p>-13.1907981847715</text:p>
          </table:table-cell>
          <table:table-cell table:formula="of:=IF([.B13]=0;0;IF([.B13]=1;1;1/(1+EXP(-[.D13]))))" office:value-type="float" office:value="0.00000186770518875498" calcext:value-type="float">
            <text:p>1.86770518875498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0;IF([.B14]=1;1;LN([.B14]/(1-[.B14]))))" office:value-type="float" office:value="-11.2242130628316" calcext:value-type="float">
            <text:p>-11.2242130628316</text:p>
          </table:table-cell>
          <table:table-cell table:formula="of:=IF([.B14]=0;0;IF([.B14]=1;1;[.C14]+0.503786482723489))" office:value-type="float" office:value="-10.7204265801081" calcext:value-type="float">
            <text:p>-10.7204265801081</text:p>
          </table:table-cell>
          <table:table-cell table:formula="of:=IF([.B14]=0;0;IF([.B14]=1;1;1/(1+EXP(-[.D14]))))" office:value-type="float" office:value="0.0000220886055370988" calcext:value-type="float">
            <text:p>2.20886055370988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0;IF([.B15]=1;1;LN([.B15]/(1-[.B15]))))" office:value-type="float" office:value="-7.43518119730959" calcext:value-type="float">
            <text:p>-7.43518119730959</text:p>
          </table:table-cell>
          <table:table-cell table:formula="of:=IF([.B15]=0;0;IF([.B15]=1;1;[.C15]+0.503786482723489))" office:value-type="float" office:value="-6.9313947145861" calcext:value-type="float">
            <text:p>-6.9313947145861</text:p>
          </table:table-cell>
          <table:table-cell table:formula="of:=IF([.B15]=0;0;IF([.B15]=1;1;1/(1+EXP(-[.D15]))))" office:value-type="float" office:value="0.000975684896356594" calcext:value-type="float">
            <text:p>0.00097568489635659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0;IF([.B16]=1;1;LN([.B16]/(1-[.B16]))))" office:value-type="float" office:value="-19.9044953229499" calcext:value-type="float">
            <text:p>-19.9044953229499</text:p>
          </table:table-cell>
          <table:table-cell table:formula="of:=IF([.B16]=0;0;IF([.B16]=1;1;[.C16]+0.503786482723489))" office:value-type="float" office:value="-19.4007088402265" calcext:value-type="float">
            <text:p>-19.4007088402265</text:p>
          </table:table-cell>
          <table:table-cell table:formula="of:=IF([.B16]=0;0;IF([.B16]=1;1;1/(1+EXP(-[.D16]))))" office:value-type="float" office:value="0.00000000375300552748" calcext:value-type="float">
            <text:p>3.75300552747526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))" office:value-type="float" office:value="0" calcext:value-type="float">
            <text:p>0</text:p>
          </table:table-cell>
          <table:table-cell table:formula="of:=IF([.B17]=0;0;IF([.B17]=1;1;[.C17]+0.503786482723489))" office:value-type="float" office:value="0" calcext:value-type="float">
            <text:p>0</text:p>
          </table:table-cell>
          <table:table-cell table:formula="of:=IF([.B17]=0;0;IF([.B17]=1;1;1/(1+EXP(-[.D17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0;IF([.B18]=1;1;LN([.B18]/(1-[.B18]))))" office:value-type="float" office:value="-16.541017175203" calcext:value-type="float">
            <text:p>-16.541017175203</text:p>
          </table:table-cell>
          <table:table-cell table:formula="of:=IF([.B18]=0;0;IF([.B18]=1;1;[.C18]+0.503786482723489))" office:value-type="float" office:value="-16.0372306924795" calcext:value-type="float">
            <text:p>-16.0372306924795</text:p>
          </table:table-cell>
          <table:table-cell table:formula="of:=IF([.B18]=0;0;IF([.B18]=1;1;1/(1+EXP(-[.D18]))))" office:value-type="float" office:value="0.00000010842243538041" calcext:value-type="float">
            <text:p>1.08422435380408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))" office:value-type="float" office:value="0" calcext:value-type="float">
            <text:p>0</text:p>
          </table:table-cell>
          <table:table-cell table:formula="of:=IF([.B19]=0;0;IF([.B19]=1;1;[.C19]+0.503786482723489))" office:value-type="float" office:value="0" calcext:value-type="float">
            <text:p>0</text:p>
          </table:table-cell>
          <table:table-cell table:formula="of:=IF([.B19]=0;0;IF([.B19]=1;1;1/(1+EXP(-[.D19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0;IF([.B20]=1;1;LN([.B20]/(1-[.B20]))))" office:value-type="float" office:value="-9.55194164507203" calcext:value-type="float">
            <text:p>-9.55194164507203</text:p>
          </table:table-cell>
          <table:table-cell table:formula="of:=IF([.B20]=0;0;IF([.B20]=1;1;[.C20]+0.503786482723489))" office:value-type="float" office:value="-9.04815516234854" calcext:value-type="float">
            <text:p>-9.04815516234854</text:p>
          </table:table-cell>
          <table:table-cell table:formula="of:=IF([.B20]=0;0;IF([.B20]=1;1;1/(1+EXP(-[.D20]))))" office:value-type="float" office:value="0.000117593974243624" calcext:value-type="float">
            <text:p>0.00011759397424362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0;IF([.B21]=1;1;LN([.B21]/(1-[.B21]))))" office:value-type="float" office:value="-4.02742846844762" calcext:value-type="float">
            <text:p>-4.02742846844762</text:p>
          </table:table-cell>
          <table:table-cell table:formula="of:=IF([.B21]=0;0;IF([.B21]=1;1;[.C21]+0.503786482723489))" office:value-type="float" office:value="-3.52364198572413" calcext:value-type="float">
            <text:p>-3.52364198572413</text:p>
          </table:table-cell>
          <table:table-cell table:formula="of:=IF([.B21]=0;0;IF([.B21]=1;1;1/(1+EXP(-[.D21]))))" office:value-type="float" office:value="0.0286469786740274" calcext:value-type="float">
            <text:p>0.028646978674027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0;IF([.B22]=1;1;LN([.B22]/(1-[.B22]))))" office:value-type="float" office:value="-14.4788091425903" calcext:value-type="float">
            <text:p>-14.4788091425903</text:p>
          </table:table-cell>
          <table:table-cell table:formula="of:=IF([.B22]=0;0;IF([.B22]=1;1;[.C22]+0.503786482723489))" office:value-type="float" office:value="-13.9750226598668" calcext:value-type="float">
            <text:p>-13.9750226598668</text:p>
          </table:table-cell>
          <table:table-cell table:formula="of:=IF([.B22]=0;0;IF([.B22]=1;1;1/(1+EXP(-[.D22]))))" office:value-type="float" office:value="0.0000008525589228829" calcext:value-type="float">
            <text:p>8.52558922882897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0;IF([.B23]=1;1;LN([.B23]/(1-[.B23]))))" office:value-type="float" office:value="-21.4028237704837" calcext:value-type="float">
            <text:p>-21.4028237704837</text:p>
          </table:table-cell>
          <table:table-cell table:formula="of:=IF([.B23]=0;0;IF([.B23]=1;1;[.C23]+0.503786482723489))" office:value-type="float" office:value="-20.8990372877602" calcext:value-type="float">
            <text:p>-20.8990372877602</text:p>
          </table:table-cell>
          <table:table-cell table:formula="of:=IF([.B23]=0;0;IF([.B23]=1;1;1/(1+EXP(-[.D23]))))" office:value-type="float" office:value="0.00000000083880967" calcext:value-type="float">
            <text:p>8.38809669995245E-1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0;IF([.B24]=1;1;LN([.B24]/(1-[.B24]))))" office:value-type="float" office:value="-18.1076452879729" calcext:value-type="float">
            <text:p>-18.1076452879729</text:p>
          </table:table-cell>
          <table:table-cell table:formula="of:=IF([.B24]=0;0;IF([.B24]=1;1;[.C24]+0.503786482723489))" office:value-type="float" office:value="-17.6038588052494" calcext:value-type="float">
            <text:p>-17.6038588052494</text:p>
          </table:table-cell>
          <table:table-cell table:formula="of:=IF([.B24]=0;0;IF([.B24]=1;1;1/(1+EXP(-[.D24]))))" office:value-type="float" office:value="0.00000002263295452619" calcext:value-type="float">
            <text:p>2.26329545261939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0;IF([.B25]=1;1;LN([.B25]/(1-[.B25]))))" office:value-type="float" office:value="-11.969685955254" calcext:value-type="float">
            <text:p>-11.969685955254</text:p>
          </table:table-cell>
          <table:table-cell table:formula="of:=IF([.B25]=0;0;IF([.B25]=1;1;[.C25]+0.503786482723489))" office:value-type="float" office:value="-11.4658994725305" calcext:value-type="float">
            <text:p>-11.4658994725305</text:p>
          </table:table-cell>
          <table:table-cell table:formula="of:=IF([.B25]=0;0;IF([.B25]=1;1;1/(1+EXP(-[.D25]))))" office:value-type="float" office:value="0.0000104813826662847" calcext:value-type="float">
            <text:p>1.04813826662847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0;IF([.B26]=1;1;LN([.B26]/(1-[.B26]))))" office:value-type="float" office:value="0" calcext:value-type="float">
            <text:p>0</text:p>
          </table:table-cell>
          <table:table-cell table:formula="of:=IF([.B26]=0;0;IF([.B26]=1;1;[.C26]+0.503786482723489))" office:value-type="float" office:value="0" calcext:value-type="float">
            <text:p>0</text:p>
          </table:table-cell>
          <table:table-cell table:formula="of:=IF([.B26]=0;0;IF([.B26]=1;1;1/(1+EXP(-[.D26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0;IF([.B27]=1;1;LN([.B27]/(1-[.B27]))))" office:value-type="float" office:value="-12.8251305904838" calcext:value-type="float">
            <text:p>-12.8251305904838</text:p>
          </table:table-cell>
          <table:table-cell table:formula="of:=IF([.B27]=0;0;IF([.B27]=1;1;[.C27]+0.503786482723489))" office:value-type="float" office:value="-12.3213441077603" calcext:value-type="float">
            <text:p>-12.3213441077603</text:p>
          </table:table-cell>
          <table:table-cell table:formula="of:=IF([.B27]=0;0;IF([.B27]=1;1;1/(1+EXP(-[.D27]))))" office:value-type="float" office:value="0.00000445560117005842" calcext:value-type="float">
            <text:p>4.45560117005842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))" office:value-type="float" office:value="0" calcext:value-type="float">
            <text:p>0</text:p>
          </table:table-cell>
          <table:table-cell table:formula="of:=IF([.B28]=0;0;IF([.B28]=1;1;[.C28]+0.503786482723489))" office:value-type="float" office:value="0" calcext:value-type="float">
            <text:p>0</text:p>
          </table:table-cell>
          <table:table-cell table:formula="of:=IF([.B28]=0;0;IF([.B28]=1;1;1/(1+EXP(-[.D28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0;IF([.B29]=1;1;LN([.B29]/(1-[.B29]))))" office:value-type="float" office:value="0" calcext:value-type="float">
            <text:p>0</text:p>
          </table:table-cell>
          <table:table-cell table:formula="of:=IF([.B29]=0;0;IF([.B29]=1;1;[.C29]+0.503786482723489))" office:value-type="float" office:value="0" calcext:value-type="float">
            <text:p>0</text:p>
          </table:table-cell>
          <table:table-cell table:formula="of:=IF([.B29]=0;0;IF([.B29]=1;1;1/(1+EXP(-[.D29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0;IF([.B30]=1;1;LN([.B30]/(1-[.B30]))))" office:value-type="float" office:value="-18.766695559491" calcext:value-type="float">
            <text:p>-18.766695559491</text:p>
          </table:table-cell>
          <table:table-cell table:formula="of:=IF([.B30]=0;0;IF([.B30]=1;1;[.C30]+0.503786482723489))" office:value-type="float" office:value="-18.2629090767675" calcext:value-type="float">
            <text:p>-18.2629090767675</text:p>
          </table:table-cell>
          <table:table-cell table:formula="of:=IF([.B30]=0;0;IF([.B30]=1;1;1/(1+EXP(-[.D30]))))" office:value-type="float" office:value="0.00000001170898795851" calcext:value-type="float">
            <text:p>1.17089879585099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0;IF([.B31]=1;1;LN([.B31]/(1-[.B31]))))" office:value-type="float" office:value="-8.9336910306019" calcext:value-type="float">
            <text:p>-8.9336910306019</text:p>
          </table:table-cell>
          <table:table-cell table:formula="of:=IF([.B31]=0;0;IF([.B31]=1;1;[.C31]+0.503786482723489))" office:value-type="float" office:value="-8.42990454787841" calcext:value-type="float">
            <text:p>-8.42990454787841</text:p>
          </table:table-cell>
          <table:table-cell table:formula="of:=IF([.B31]=0;0;IF([.B31]=1;1;1/(1+EXP(-[.D31]))))" office:value-type="float" office:value="0.000218194701770589" calcext:value-type="float">
            <text:p>0.00021819470177058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0;IF([.B32]=1;1;LN([.B32]/(1-[.B32]))))" office:value-type="float" office:value="-3.6521813231216" calcext:value-type="float">
            <text:p>-3.6521813231216</text:p>
          </table:table-cell>
          <table:table-cell table:formula="of:=IF([.B32]=0;0;IF([.B32]=1;1;[.C32]+0.503786482723489))" office:value-type="float" office:value="-3.14839484039811" calcext:value-type="float">
            <text:p>-3.14839484039811</text:p>
          </table:table-cell>
          <table:table-cell table:formula="of:=IF([.B32]=0;0;IF([.B32]=1;1;1/(1+EXP(-[.D32]))))" office:value-type="float" office:value="0.0411545725696578" calcext:value-type="float">
            <text:p>0.041154572569657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0;IF([.B33]=1;1;LN([.B33]/(1-[.B33]))))" office:value-type="float" office:value="-16.2713003591479" calcext:value-type="float">
            <text:p>-16.2713003591479</text:p>
          </table:table-cell>
          <table:table-cell table:formula="of:=IF([.B33]=0;0;IF([.B33]=1;1;[.C33]+0.503786482723489))" office:value-type="float" office:value="-15.7675138764244" calcext:value-type="float">
            <text:p>-15.7675138764244</text:p>
          </table:table-cell>
          <table:table-cell table:formula="of:=IF([.B33]=0;0;IF([.B33]=1;1;1/(1+EXP(-[.D33]))))" office:value-type="float" office:value="0.00000014198931645417" calcext:value-type="float">
            <text:p>1.41989316454171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0;IF([.B34]=1;1;LN([.B34]/(1-[.B34]))))" office:value-type="float" office:value="-20.8347931048843" calcext:value-type="float">
            <text:p>-20.8347931048843</text:p>
          </table:table-cell>
          <table:table-cell table:formula="of:=IF([.B34]=0;0;IF([.B34]=1;1;[.C34]+0.503786482723489))" office:value-type="float" office:value="-20.3310066221609" calcext:value-type="float">
            <text:p>-20.3310066221609</text:p>
          </table:table-cell>
          <table:table-cell table:formula="of:=IF([.B34]=0;0;IF([.B34]=1;1;1/(1+EXP(-[.D34]))))" office:value-type="float" office:value="0.00000000148032138067" calcext:value-type="float">
            <text:p>1.48032138067195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0;IF([.B35]=1;1;LN([.B35]/(1-[.B35]))))" office:value-type="float" office:value="-10.2107561363911" calcext:value-type="float">
            <text:p>-10.2107561363911</text:p>
          </table:table-cell>
          <table:table-cell table:formula="of:=IF([.B35]=0;0;IF([.B35]=1;1;[.C35]+0.503786482723489))" office:value-type="float" office:value="-9.7069696536676" calcext:value-type="float">
            <text:p>-9.7069696536676</text:p>
          </table:table-cell>
          <table:table-cell table:formula="of:=IF([.B35]=0;0;IF([.B35]=1;1;1/(1+EXP(-[.D35]))))" office:value-type="float" office:value="0.0000608541518677424" calcext:value-type="float">
            <text:p>6.0854151867742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0;IF([.B36]=1;1;LN([.B36]/(1-[.B36]))))" office:value-type="float" office:value="-18.232244574085" calcext:value-type="float">
            <text:p>-18.232244574085</text:p>
          </table:table-cell>
          <table:table-cell table:formula="of:=IF([.B36]=0;0;IF([.B36]=1;1;[.C36]+0.503786482723489))" office:value-type="float" office:value="-17.7284580913615" calcext:value-type="float">
            <text:p>-17.7284580913615</text:p>
          </table:table-cell>
          <table:table-cell table:formula="of:=IF([.B36]=0;0;IF([.B36]=1;1;1/(1+EXP(-[.D36]))))" office:value-type="float" office:value="0.00000001998151758624" calcext:value-type="float">
            <text:p>1.99815175862441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0;IF([.B37]=1;1;LN([.B37]/(1-[.B37]))))" office:value-type="float" office:value="-17.4614071278084" calcext:value-type="float">
            <text:p>-17.4614071278084</text:p>
          </table:table-cell>
          <table:table-cell table:formula="of:=IF([.B37]=0;0;IF([.B37]=1;1;[.C37]+0.503786482723489))" office:value-type="float" office:value="-16.9576206450849" calcext:value-type="float">
            <text:p>-16.9576206450849</text:p>
          </table:table-cell>
          <table:table-cell table:formula="of:=IF([.B37]=0;0;IF([.B37]=1;1;1/(1+EXP(-[.D37]))))" office:value-type="float" office:value="0.00000004319156185195" calcext:value-type="float">
            <text:p>4.31915618519488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0;IF([.B38]=1;1;LN([.B38]/(1-[.B38]))))" office:value-type="float" office:value="0" calcext:value-type="float">
            <text:p>0</text:p>
          </table:table-cell>
          <table:table-cell table:formula="of:=IF([.B38]=0;0;IF([.B38]=1;1;[.C38]+0.503786482723489))" office:value-type="float" office:value="0" calcext:value-type="float">
            <text:p>0</text:p>
          </table:table-cell>
          <table:table-cell table:formula="of:=IF([.B38]=0;0;IF([.B38]=1;1;1/(1+EXP(-[.D38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0;IF([.B39]=1;1;LN([.B39]/(1-[.B39]))))" office:value-type="float" office:value="-10.3303009841079" calcext:value-type="float">
            <text:p>-10.3303009841079</text:p>
          </table:table-cell>
          <table:table-cell table:formula="of:=IF([.B39]=0;0;IF([.B39]=1;1;[.C39]+0.503786482723489))" office:value-type="float" office:value="-9.82651450138438" calcext:value-type="float">
            <text:p>-9.82651450138438</text:p>
          </table:table-cell>
          <table:table-cell table:formula="of:=IF([.B39]=0;0;IF([.B39]=1;1;1/(1+EXP(-[.D39]))))" office:value-type="float" office:value="0.000053997732632156" calcext:value-type="float">
            <text:p>5.3997732632156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))" office:value-type="float" office:value="0" calcext:value-type="float">
            <text:p>0</text:p>
          </table:table-cell>
          <table:table-cell table:formula="of:=IF([.B40]=0;0;IF([.B40]=1;1;[.C40]+0.503786482723489))" office:value-type="float" office:value="0" calcext:value-type="float">
            <text:p>0</text:p>
          </table:table-cell>
          <table:table-cell table:formula="of:=IF([.B40]=0;0;IF([.B40]=1;1;1/(1+EXP(-[.D40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0;IF([.B41]=1;1;LN([.B41]/(1-[.B41]))))" office:value-type="float" office:value="-19.2996058435122" calcext:value-type="float">
            <text:p>-19.2996058435122</text:p>
          </table:table-cell>
          <table:table-cell table:formula="of:=IF([.B41]=0;0;IF([.B41]=1;1;[.C41]+0.503786482723489))" office:value-type="float" office:value="-18.7958193607887" calcext:value-type="float">
            <text:p>-18.7958193607887</text:p>
          </table:table-cell>
          <table:table-cell table:formula="of:=IF([.B41]=0;0;IF([.B41]=1;1;1/(1+EXP(-[.D41]))))" office:value-type="float" office:value="0.00000000687194010806" calcext:value-type="float">
            <text:p>6.87194010805816E-09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0;IF([.B42]=1;1;LN([.B42]/(1-[.B42]))))" office:value-type="float" office:value="-26.6565784639027" calcext:value-type="float">
            <text:p>-26.6565784639027</text:p>
          </table:table-cell>
          <table:table-cell table:formula="of:=IF([.B42]=0;0;IF([.B42]=1;1;[.C42]+0.503786482723489))" office:value-type="float" office:value="-26.1527919811792" calcext:value-type="float">
            <text:p>-26.1527919811792</text:p>
          </table:table-cell>
          <table:table-cell table:formula="of:=IF([.B42]=0;0;IF([.B42]=1;1;1/(1+EXP(-[.D42]))))" office:value-type="float" office:value="0.00000000000438517325" calcext:value-type="float">
            <text:p>4.3851732500403E-1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0;IF([.B43]=1;1;LN([.B43]/(1-[.B43]))))" office:value-type="float" office:value="-13.3688763520006" calcext:value-type="float">
            <text:p>-13.3688763520006</text:p>
          </table:table-cell>
          <table:table-cell table:formula="of:=IF([.B43]=0;0;IF([.B43]=1;1;[.C43]+0.503786482723489))" office:value-type="float" office:value="-12.8650898692771" calcext:value-type="float">
            <text:p>-12.8650898692771</text:p>
          </table:table-cell>
          <table:table-cell table:formula="of:=IF([.B43]=0;0;IF([.B43]=1;1;1/(1+EXP(-[.D43]))))" office:value-type="float" office:value="0.00000258679097545327" calcext:value-type="float">
            <text:p>2.58679097545327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0;IF([.B44]=1;1;LN([.B44]/(1-[.B44]))))" office:value-type="float" office:value="-13.2726498054958" calcext:value-type="float">
            <text:p>-13.2726498054958</text:p>
          </table:table-cell>
          <table:table-cell table:formula="of:=IF([.B44]=0;0;IF([.B44]=1;1;[.C44]+0.503786482723489))" office:value-type="float" office:value="-12.7688633227723" calcext:value-type="float">
            <text:p>-12.7688633227723</text:p>
          </table:table-cell>
          <table:table-cell table:formula="of:=IF([.B44]=0;0;IF([.B44]=1;1;1/(1+EXP(-[.D44]))))" office:value-type="float" office:value="0.0000028480780179279" calcext:value-type="float">
            <text:p>2.8480780179279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0;IF([.B45]=1;1;LN([.B45]/(1-[.B45]))))" office:value-type="float" office:value="-10.9810221604878" calcext:value-type="float">
            <text:p>-10.9810221604878</text:p>
          </table:table-cell>
          <table:table-cell table:formula="of:=IF([.B45]=0;0;IF([.B45]=1;1;[.C45]+0.503786482723489))" office:value-type="float" office:value="-10.4772356777643" calcext:value-type="float">
            <text:p>-10.4772356777643</text:p>
          </table:table-cell>
          <table:table-cell table:formula="of:=IF([.B45]=0;0;IF([.B45]=1;1;1/(1+EXP(-[.D45]))))" office:value-type="float" office:value="0.0000281696937436544" calcext:value-type="float">
            <text:p>2.81696937436544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))" office:value-type="float" office:value="0" calcext:value-type="float">
            <text:p>0</text:p>
          </table:table-cell>
          <table:table-cell table:formula="of:=IF([.B46]=0;0;IF([.B46]=1;1;[.C46]+0.503786482723489))" office:value-type="float" office:value="0" calcext:value-type="float">
            <text:p>0</text:p>
          </table:table-cell>
          <table:table-cell table:formula="of:=IF([.B46]=0;0;IF([.B46]=1;1;1/(1+EXP(-[.D46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))" office:value-type="float" office:value="0" calcext:value-type="float">
            <text:p>0</text:p>
          </table:table-cell>
          <table:table-cell table:formula="of:=IF([.B47]=0;0;IF([.B47]=1;1;[.C47]+0.503786482723489))" office:value-type="float" office:value="0" calcext:value-type="float">
            <text:p>0</text:p>
          </table:table-cell>
          <table:table-cell table:formula="of:=IF([.B47]=0;0;IF([.B47]=1;1;1/(1+EXP(-[.D47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0;IF([.B48]=1;1;LN([.B48]/(1-[.B48]))))" office:value-type="float" office:value="-14.4862501512833" calcext:value-type="float">
            <text:p>-14.4862501512833</text:p>
          </table:table-cell>
          <table:table-cell table:formula="of:=IF([.B48]=0;0;IF([.B48]=1;1;[.C48]+0.503786482723489))" office:value-type="float" office:value="-13.9824636685598" calcext:value-type="float">
            <text:p>-13.9824636685598</text:p>
          </table:table-cell>
          <table:table-cell table:formula="of:=IF([.B48]=0;0;IF([.B48]=1;1;1/(1+EXP(-[.D48]))))" office:value-type="float" office:value="0.00000084623857394297" calcext:value-type="float">
            <text:p>8.46238573942972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0;IF([.B49]=1;1;LN([.B49]/(1-[.B49]))))" office:value-type="float" office:value="-11.5057411891715" calcext:value-type="float">
            <text:p>-11.5057411891715</text:p>
          </table:table-cell>
          <table:table-cell table:formula="of:=IF([.B49]=0;0;IF([.B49]=1;1;[.C49]+0.503786482723489))" office:value-type="float" office:value="-11.001954706448" calcext:value-type="float">
            <text:p>-11.001954706448</text:p>
          </table:table-cell>
          <table:table-cell table:formula="of:=IF([.B49]=0;0;IF([.B49]=1;1;1/(1+EXP(-[.D49]))))" office:value-type="float" office:value="0.0000166688079010247" calcext:value-type="float">
            <text:p>1.66688079010247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0;IF([.B50]=1;1;LN([.B50]/(1-[.B50]))))" office:value-type="float" office:value="-22.6335386082626" calcext:value-type="float">
            <text:p>-22.6335386082626</text:p>
          </table:table-cell>
          <table:table-cell table:formula="of:=IF([.B50]=0;0;IF([.B50]=1;1;[.C50]+0.503786482723489))" office:value-type="float" office:value="-22.1297521255391" calcext:value-type="float">
            <text:p>-22.1297521255391</text:p>
          </table:table-cell>
          <table:table-cell table:formula="of:=IF([.B50]=0;0;IF([.B50]=1;1;1/(1+EXP(-[.D50]))))" office:value-type="float" office:value="0.00000000024500264102" calcext:value-type="float">
            <text:p>2.45002641016174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0;IF([.B51]=1;1;LN([.B51]/(1-[.B51]))))" office:value-type="float" office:value="-16.4671170300655" calcext:value-type="float">
            <text:p>-16.4671170300655</text:p>
          </table:table-cell>
          <table:table-cell table:formula="of:=IF([.B51]=0;0;IF([.B51]=1;1;[.C51]+0.503786482723489))" office:value-type="float" office:value="-15.963330547342" calcext:value-type="float">
            <text:p>-15.963330547342</text:p>
          </table:table-cell>
          <table:table-cell table:formula="of:=IF([.B51]=0;0;IF([.B51]=1;1;1/(1+EXP(-[.D51]))))" office:value-type="float" office:value="0.00000011673835784052" calcext:value-type="float">
            <text:p>1.16738357840521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0;IF([.B52]=1;1;LN([.B52]/(1-[.B52]))))" office:value-type="float" office:value="-16.6066102965559" calcext:value-type="float">
            <text:p>-16.6066102965559</text:p>
          </table:table-cell>
          <table:table-cell table:formula="of:=IF([.B52]=0;0;IF([.B52]=1;1;[.C52]+0.503786482723489))" office:value-type="float" office:value="-16.1028238138324" calcext:value-type="float">
            <text:p>-16.1028238138324</text:p>
          </table:table-cell>
          <table:table-cell table:formula="of:=IF([.B52]=0;0;IF([.B52]=1;1;1/(1+EXP(-[.D52]))))" office:value-type="float" office:value="0.00000010153889444417" calcext:value-type="float">
            <text:p>1.01538894444171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0;IF([.B53]=1;1;LN([.B53]/(1-[.B53]))))" office:value-type="float" office:value="-22.2160546895406" calcext:value-type="float">
            <text:p>-22.2160546895406</text:p>
          </table:table-cell>
          <table:table-cell table:formula="of:=IF([.B53]=0;0;IF([.B53]=1;1;[.C53]+0.503786482723489))" office:value-type="float" office:value="-21.7122682068171" calcext:value-type="float">
            <text:p>-21.7122682068171</text:p>
          </table:table-cell>
          <table:table-cell table:formula="of:=IF([.B53]=0;0;IF([.B53]=1;1;1/(1+EXP(-[.D53]))))" office:value-type="float" office:value="0.00000000037194757196" calcext:value-type="float">
            <text:p>3.71947571956321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0;IF([.B54]=1;1;LN([.B54]/(1-[.B54]))))" office:value-type="float" office:value="-18.4456796186861" calcext:value-type="float">
            <text:p>-18.4456796186861</text:p>
          </table:table-cell>
          <table:table-cell table:formula="of:=IF([.B54]=0;0;IF([.B54]=1;1;[.C54]+0.503786482723489))" office:value-type="float" office:value="-17.9418931359626" calcext:value-type="float">
            <text:p>-17.9418931359626</text:p>
          </table:table-cell>
          <table:table-cell table:formula="of:=IF([.B54]=0;0;IF([.B54]=1;1;1/(1+EXP(-[.D54]))))" office:value-type="float" office:value="0.00000001614116247696" calcext:value-type="float">
            <text:p>1.61411624769553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))" office:value-type="float" office:value="0" calcext:value-type="float">
            <text:p>0</text:p>
          </table:table-cell>
          <table:table-cell table:formula="of:=IF([.B55]=0;0;IF([.B55]=1;1;[.C55]+0.503786482723489))" office:value-type="float" office:value="0" calcext:value-type="float">
            <text:p>0</text:p>
          </table:table-cell>
          <table:table-cell table:formula="of:=IF([.B55]=0;0;IF([.B55]=1;1;1/(1+EXP(-[.D55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0;IF([.B56]=1;1;LN([.B56]/(1-[.B56]))))" office:value-type="float" office:value="-19.8967072686771" calcext:value-type="float">
            <text:p>-19.8967072686771</text:p>
          </table:table-cell>
          <table:table-cell table:formula="of:=IF([.B56]=0;0;IF([.B56]=1;1;[.C56]+0.503786482723489))" office:value-type="float" office:value="-19.3929207859536" calcext:value-type="float">
            <text:p>-19.3929207859536</text:p>
          </table:table-cell>
          <table:table-cell table:formula="of:=IF([.B56]=0;0;IF([.B56]=1;1;1/(1+EXP(-[.D56]))))" office:value-type="float" office:value="0.00000000378234825115" calcext:value-type="float">
            <text:p>3.78234825114915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))" office:value-type="float" office:value="0" calcext:value-type="float">
            <text:p>0</text:p>
          </table:table-cell>
          <table:table-cell table:formula="of:=IF([.B57]=0;0;IF([.B57]=1;1;[.C57]+0.503786482723489))" office:value-type="float" office:value="0" calcext:value-type="float">
            <text:p>0</text:p>
          </table:table-cell>
          <table:table-cell table:formula="of:=IF([.B57]=0;0;IF([.B57]=1;1;1/(1+EXP(-[.D57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0;IF([.B58]=1;1;LN([.B58]/(1-[.B58]))))" office:value-type="float" office:value="-18.83701318164" calcext:value-type="float">
            <text:p>-18.83701318164</text:p>
          </table:table-cell>
          <table:table-cell table:formula="of:=IF([.B58]=0;0;IF([.B58]=1;1;[.C58]+0.503786482723489))" office:value-type="float" office:value="-18.3332266989165" calcext:value-type="float">
            <text:p>-18.3332266989165</text:p>
          </table:table-cell>
          <table:table-cell table:formula="of:=IF([.B58]=0;0;IF([.B58]=1;1;1/(1+EXP(-[.D58]))))" office:value-type="float" office:value="0.00000001091392096494" calcext:value-type="float">
            <text:p>1.09139209649395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0;IF([.B59]=1;1;LN([.B59]/(1-[.B59]))))" office:value-type="float" office:value="-14.042473098431" calcext:value-type="float">
            <text:p>-14.042473098431</text:p>
          </table:table-cell>
          <table:table-cell table:formula="of:=IF([.B59]=0;0;IF([.B59]=1;1;[.C59]+0.503786482723489))" office:value-type="float" office:value="-13.5386866157075" calcext:value-type="float">
            <text:p>-13.5386866157075</text:p>
          </table:table-cell>
          <table:table-cell table:formula="of:=IF([.B59]=0;0;IF([.B59]=1;1;1/(1+EXP(-[.D59]))))" office:value-type="float" office:value="0.00000131893240243916" calcext:value-type="float">
            <text:p>1.31893240243916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0;IF([.B60]=1;1;LN([.B60]/(1-[.B60]))))" office:value-type="float" office:value="-14.3333836989752" calcext:value-type="float">
            <text:p>-14.3333836989752</text:p>
          </table:table-cell>
          <table:table-cell table:formula="of:=IF([.B60]=0;0;IF([.B60]=1;1;[.C60]+0.503786482723489))" office:value-type="float" office:value="-13.8295972162517" calcext:value-type="float">
            <text:p>-13.8295972162517</text:p>
          </table:table-cell>
          <table:table-cell table:formula="of:=IF([.B60]=0;0;IF([.B60]=1;1;1/(1+EXP(-[.D60]))))" office:value-type="float" office:value="0.00000098601112222207" calcext:value-type="float">
            <text:p>9.8601112222207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0;IF([.B61]=1;1;LN([.B61]/(1-[.B61]))))" office:value-type="float" office:value="-15.6615001038795" calcext:value-type="float">
            <text:p>-15.6615001038795</text:p>
          </table:table-cell>
          <table:table-cell table:formula="of:=IF([.B61]=0;0;IF([.B61]=1;1;[.C61]+0.503786482723489))" office:value-type="float" office:value="-15.157713621156" calcext:value-type="float">
            <text:p>-15.157713621156</text:p>
          </table:table-cell>
          <table:table-cell table:formula="of:=IF([.B61]=0;0;IF([.B61]=1;1;1/(1+EXP(-[.D61]))))" office:value-type="float" office:value="0.0000002612693727302" calcext:value-type="float">
            <text:p>2.61269372730203E-0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0;IF([.B62]=1;1;LN([.B62]/(1-[.B62]))))" office:value-type="float" office:value="-22.1157875475736" calcext:value-type="float">
            <text:p>-22.1157875475736</text:p>
          </table:table-cell>
          <table:table-cell table:formula="of:=IF([.B62]=0;0;IF([.B62]=1;1;[.C62]+0.503786482723489))" office:value-type="float" office:value="-21.6120010648501" calcext:value-type="float">
            <text:p>-21.6120010648501</text:p>
          </table:table-cell>
          <table:table-cell table:formula="of:=IF([.B62]=0;0;IF([.B62]=1;1;1/(1+EXP(-[.D62]))))" office:value-type="float" office:value="0.00000000041117546711" calcext:value-type="float">
            <text:p>4.11175467111478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))" office:value-type="float" office:value="0" calcext:value-type="float">
            <text:p>0</text:p>
          </table:table-cell>
          <table:table-cell table:formula="of:=IF([.B63]=0;0;IF([.B63]=1;1;[.C63]+0.503786482723489))" office:value-type="float" office:value="0" calcext:value-type="float">
            <text:p>0</text:p>
          </table:table-cell>
          <table:table-cell table:formula="of:=IF([.B63]=0;0;IF([.B63]=1;1;1/(1+EXP(-[.D63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0;IF([.B64]=1;1;LN([.B64]/(1-[.B64]))))" office:value-type="float" office:value="-22.6865968518043" calcext:value-type="float">
            <text:p>-22.6865968518043</text:p>
          </table:table-cell>
          <table:table-cell table:formula="of:=IF([.B64]=0;0;IF([.B64]=1;1;[.C64]+0.503786482723489))" office:value-type="float" office:value="-22.1828103690808" calcext:value-type="float">
            <text:p>-22.1828103690808</text:p>
          </table:table-cell>
          <table:table-cell table:formula="of:=IF([.B64]=0;0;IF([.B64]=1;1;1/(1+EXP(-[.D64]))))" office:value-type="float" office:value="0.00000000023234207493" calcext:value-type="float">
            <text:p>2.3234207492862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0;IF([.B65]=1;1;LN([.B65]/(1-[.B65]))))" office:value-type="float" office:value="-23.7382033562154" calcext:value-type="float">
            <text:p>-23.7382033562154</text:p>
          </table:table-cell>
          <table:table-cell table:formula="of:=IF([.B65]=0;0;IF([.B65]=1;1;[.C65]+0.503786482723489))" office:value-type="float" office:value="-23.2344168734919" calcext:value-type="float">
            <text:p>-23.2344168734919</text:p>
          </table:table-cell>
          <table:table-cell table:formula="of:=IF([.B65]=0;0;IF([.B65]=1;1;1/(1+EXP(-[.D65]))))" office:value-type="float" office:value="0.00000000008117475034" calcext:value-type="float">
            <text:p>8.11747503358376E-11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0;IF([.B66]=1;1;LN([.B66]/(1-[.B66]))))" office:value-type="float" office:value="-21.3406230316195" calcext:value-type="float">
            <text:p>-21.3406230316195</text:p>
          </table:table-cell>
          <table:table-cell table:formula="of:=IF([.B66]=0;0;IF([.B66]=1;1;[.C66]+0.503786482723489))" office:value-type="float" office:value="-20.836836548896" calcext:value-type="float">
            <text:p>-20.836836548896</text:p>
          </table:table-cell>
          <table:table-cell table:formula="of:=IF([.B66]=0;0;IF([.B66]=1;1;1/(1+EXP(-[.D66]))))" office:value-type="float" office:value="0.00000000089264107299" calcext:value-type="float">
            <text:p>8.92641072992038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0;IF([.B67]=1;1;LN([.B67]/(1-[.B67]))))" office:value-type="float" office:value="-15.8131950341326" calcext:value-type="float">
            <text:p>-15.8131950341326</text:p>
          </table:table-cell>
          <table:table-cell table:formula="of:=IF([.B67]=0;0;IF([.B67]=1;1;[.C67]+0.503786482723489))" office:value-type="float" office:value="-15.3094085514092" calcext:value-type="float">
            <text:p>-15.3094085514092</text:p>
          </table:table-cell>
          <table:table-cell table:formula="of:=IF([.B67]=0;0;IF([.B67]=1;1;1/(1+EXP(-[.D67]))))" office:value-type="float" office:value="0.0000002244958139804" calcext:value-type="float">
            <text:p>2.24495813980396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0;IF([.B68]=1;1;LN([.B68]/(1-[.B68]))))" office:value-type="float" office:value="-18.3846767269516" calcext:value-type="float">
            <text:p>-18.3846767269516</text:p>
          </table:table-cell>
          <table:table-cell table:formula="of:=IF([.B68]=0;0;IF([.B68]=1;1;[.C68]+0.503786482723489))" office:value-type="float" office:value="-17.8808902442281" calcext:value-type="float">
            <text:p>-17.8808902442281</text:p>
          </table:table-cell>
          <table:table-cell table:formula="of:=IF([.B68]=0;0;IF([.B68]=1;1;1/(1+EXP(-[.D68]))))" office:value-type="float" office:value="0.00000001715647366495" calcext:value-type="float">
            <text:p>1.71564736649508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0;IF([.B69]=1;1;LN([.B69]/(1-[.B69]))))" office:value-type="float" office:value="-11.1750045235174" calcext:value-type="float">
            <text:p>-11.1750045235174</text:p>
          </table:table-cell>
          <table:table-cell table:formula="of:=IF([.B69]=0;0;IF([.B69]=1;1;[.C69]+0.503786482723489))" office:value-type="float" office:value="-10.6712180407939" calcext:value-type="float">
            <text:p>-10.6712180407939</text:p>
          </table:table-cell>
          <table:table-cell table:formula="of:=IF([.B69]=0;0;IF([.B69]=1;1;1/(1+EXP(-[.D69]))))" office:value-type="float" office:value="0.0000232027153828096" calcext:value-type="float">
            <text:p>2.32027153828096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0;IF([.B70]=1;1;LN([.B70]/(1-[.B70]))))" office:value-type="float" office:value="-10.6034532657698" calcext:value-type="float">
            <text:p>-10.6034532657698</text:p>
          </table:table-cell>
          <table:table-cell table:formula="of:=IF([.B70]=0;0;IF([.B70]=1;1;[.C70]+0.503786482723489))" office:value-type="float" office:value="-10.0996667830463" calcext:value-type="float">
            <text:p>-10.0996667830463</text:p>
          </table:table-cell>
          <table:table-cell table:formula="of:=IF([.B70]=0;0;IF([.B70]=1;1;1/(1+EXP(-[.D70]))))" office:value-type="float" office:value="0.0000410915573249383" calcext:value-type="float">
            <text:p>4.10915573249383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0;IF([.B71]=1;1;LN([.B71]/(1-[.B71]))))" office:value-type="float" office:value="-16.5856079234001" calcext:value-type="float">
            <text:p>-16.5856079234001</text:p>
          </table:table-cell>
          <table:table-cell table:formula="of:=IF([.B71]=0;0;IF([.B71]=1;1;[.C71]+0.503786482723489))" office:value-type="float" office:value="-16.0818214406766" calcext:value-type="float">
            <text:p>-16.0818214406766</text:p>
          </table:table-cell>
          <table:table-cell table:formula="of:=IF([.B71]=0;0;IF([.B71]=1;1;1/(1+EXP(-[.D71]))))" office:value-type="float" office:value="0.00000010369400396355" calcext:value-type="float">
            <text:p>1.03694003963547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0;IF([.B72]=1;1;LN([.B72]/(1-[.B72]))))" office:value-type="float" office:value="0" calcext:value-type="float">
            <text:p>0</text:p>
          </table:table-cell>
          <table:table-cell table:formula="of:=IF([.B72]=0;0;IF([.B72]=1;1;[.C72]+0.503786482723489))" office:value-type="float" office:value="0" calcext:value-type="float">
            <text:p>0</text:p>
          </table:table-cell>
          <table:table-cell table:formula="of:=IF([.B72]=0;0;IF([.B72]=1;1;1/(1+EXP(-[.D72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0;IF([.B73]=1;1;LN([.B73]/(1-[.B73]))))" office:value-type="float" office:value="-16.3896484252607" calcext:value-type="float">
            <text:p>-16.3896484252607</text:p>
          </table:table-cell>
          <table:table-cell table:formula="of:=IF([.B73]=0;0;IF([.B73]=1;1;[.C73]+0.503786482723489))" office:value-type="float" office:value="-15.8858619425372" calcext:value-type="float">
            <text:p>-15.8858619425372</text:p>
          </table:table-cell>
          <table:table-cell table:formula="of:=IF([.B73]=0;0;IF([.B73]=1;1;1/(1+EXP(-[.D73]))))" office:value-type="float" office:value="0.0000001261414338456" calcext:value-type="float">
            <text:p>1.26141433845594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0;IF([.B74]=1;1;LN([.B74]/(1-[.B74]))))" office:value-type="float" office:value="-16.9106035586366" calcext:value-type="float">
            <text:p>-16.9106035586366</text:p>
          </table:table-cell>
          <table:table-cell table:formula="of:=IF([.B74]=0;0;IF([.B74]=1;1;[.C74]+0.503786482723489))" office:value-type="float" office:value="-16.4068170759131" calcext:value-type="float">
            <text:p>-16.4068170759131</text:p>
          </table:table-cell>
          <table:table-cell table:formula="of:=IF([.B74]=0;0;IF([.B74]=1;1;1/(1+EXP(-[.D74]))))" office:value-type="float" office:value="0.00000007492208344444" calcext:value-type="float">
            <text:p>7.49220834444358E-08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0;IF([.B75]=1;1;LN([.B75]/(1-[.B75]))))" office:value-type="float" office:value="-13.0016180259319" calcext:value-type="float">
            <text:p>-13.0016180259319</text:p>
          </table:table-cell>
          <table:table-cell table:formula="of:=IF([.B75]=0;0;IF([.B75]=1;1;[.C75]+0.503786482723489))" office:value-type="float" office:value="-12.4978315432084" calcext:value-type="float">
            <text:p>-12.4978315432084</text:p>
          </table:table-cell>
          <table:table-cell table:formula="of:=IF([.B75]=0;0;IF([.B75]=1;1;1/(1+EXP(-[.D75]))))" office:value-type="float" office:value="0.0000037347290782862" calcext:value-type="float">
            <text:p>3.7347290782862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0;IF([.B76]=1;1;LN([.B76]/(1-[.B76]))))" office:value-type="float" office:value="-18.8592058549307" calcext:value-type="float">
            <text:p>-18.8592058549307</text:p>
          </table:table-cell>
          <table:table-cell table:formula="of:=IF([.B76]=0;0;IF([.B76]=1;1;[.C76]+0.503786482723489))" office:value-type="float" office:value="-18.3554193722072" calcext:value-type="float">
            <text:p>-18.3554193722072</text:p>
          </table:table-cell>
          <table:table-cell table:formula="of:=IF([.B76]=0;0;IF([.B76]=1;1;1/(1+EXP(-[.D76]))))" office:value-type="float" office:value="0.00000001067437974661" calcext:value-type="float">
            <text:p>1.06743797466124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0;IF([.B77]=1;1;LN([.B77]/(1-[.B77]))))" office:value-type="float" office:value="-20.1303258049942" calcext:value-type="float">
            <text:p>-20.1303258049942</text:p>
          </table:table-cell>
          <table:table-cell table:formula="of:=IF([.B77]=0;0;IF([.B77]=1;1;[.C77]+0.503786482723489))" office:value-type="float" office:value="-19.6265393222707" calcext:value-type="float">
            <text:p>-19.6265393222707</text:p>
          </table:table-cell>
          <table:table-cell table:formula="of:=IF([.B77]=0;0;IF([.B77]=1;1;1/(1+EXP(-[.D77]))))" office:value-type="float" office:value="0.00000000299434799992" calcext:value-type="float">
            <text:p>2.99434799992052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))" office:value-type="float" office:value="0" calcext:value-type="float">
            <text:p>0</text:p>
          </table:table-cell>
          <table:table-cell table:formula="of:=IF([.B78]=0;0;IF([.B78]=1;1;[.C78]+0.503786482723489))" office:value-type="float" office:value="0" calcext:value-type="float">
            <text:p>0</text:p>
          </table:table-cell>
          <table:table-cell table:formula="of:=IF([.B78]=0;0;IF([.B78]=1;1;1/(1+EXP(-[.D78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0;IF([.B79]=1;1;LN([.B79]/(1-[.B79]))))" office:value-type="float" office:value="-19.4498602543321" calcext:value-type="float">
            <text:p>-19.4498602543321</text:p>
          </table:table-cell>
          <table:table-cell table:formula="of:=IF([.B79]=0;0;IF([.B79]=1;1;[.C79]+0.503786482723489))" office:value-type="float" office:value="-18.9460737716087" calcext:value-type="float">
            <text:p>-18.9460737716087</text:p>
          </table:table-cell>
          <table:table-cell table:formula="of:=IF([.B79]=0;0;IF([.B79]=1;1;1/(1+EXP(-[.D79]))))" office:value-type="float" office:value="0.00000000591322908935" calcext:value-type="float">
            <text:p>5.9132290893478E-0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0;IF([.B80]=1;1;LN([.B80]/(1-[.B80]))))" office:value-type="float" office:value="-19.4790391960031" calcext:value-type="float">
            <text:p>-19.4790391960031</text:p>
          </table:table-cell>
          <table:table-cell table:formula="of:=IF([.B80]=0;0;IF([.B80]=1;1;[.C80]+0.503786482723489))" office:value-type="float" office:value="-18.9752527132796" calcext:value-type="float">
            <text:p>-18.9752527132796</text:p>
          </table:table-cell>
          <table:table-cell table:formula="of:=IF([.B80]=0;0;IF([.B80]=1;1;1/(1+EXP(-[.D80]))))" office:value-type="float" office:value="0.0000000057431803103" calcext:value-type="float">
            <text:p>5.74318031029672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0;IF([.B81]=1;1;LN([.B81]/(1-[.B81]))))" office:value-type="float" office:value="-14.4642499759795" calcext:value-type="float">
            <text:p>-14.4642499759795</text:p>
          </table:table-cell>
          <table:table-cell table:formula="of:=IF([.B81]=0;0;IF([.B81]=1;1;[.C81]+0.503786482723489))" office:value-type="float" office:value="-13.960463493256" calcext:value-type="float">
            <text:p>-13.960463493256</text:p>
          </table:table-cell>
          <table:table-cell table:formula="of:=IF([.B81]=0;0;IF([.B81]=1;1;1/(1+EXP(-[.D81]))))" office:value-type="float" office:value="0.00000086506225775731" calcext:value-type="float">
            <text:p>8.65062257757314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0;IF([.B82]=1;1;LN([.B82]/(1-[.B82]))))" office:value-type="float" office:value="-16.5263300236441" calcext:value-type="float">
            <text:p>-16.5263300236441</text:p>
          </table:table-cell>
          <table:table-cell table:formula="of:=IF([.B82]=0;0;IF([.B82]=1;1;[.C82]+0.503786482723489))" office:value-type="float" office:value="-16.0225435409206" calcext:value-type="float">
            <text:p>-16.0225435409206</text:p>
          </table:table-cell>
          <table:table-cell table:formula="of:=IF([.B82]=0;0;IF([.B82]=1;1;1/(1+EXP(-[.D82]))))" office:value-type="float" office:value="0.00000011002660343924" calcext:value-type="float">
            <text:p>1.10026603439236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0;IF([.B83]=1;1;LN([.B83]/(1-[.B83]))))" office:value-type="float" office:value="-15.9063931777151" calcext:value-type="float">
            <text:p>-15.9063931777151</text:p>
          </table:table-cell>
          <table:table-cell table:formula="of:=IF([.B83]=0;0;IF([.B83]=1;1;[.C83]+0.503786482723489))" office:value-type="float" office:value="-15.4026066949916" calcext:value-type="float">
            <text:p>-15.4026066949916</text:p>
          </table:table-cell>
          <table:table-cell table:formula="of:=IF([.B83]=0;0;IF([.B83]=1;1;1/(1+EXP(-[.D83]))))" office:value-type="float" office:value="0.00000020451860256552" calcext:value-type="float">
            <text:p>2.04518602565514E-07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0;IF([.B84]=1;1;LN([.B84]/(1-[.B84]))))" office:value-type="float" office:value="-19.4688413888186" calcext:value-type="float">
            <text:p>-19.4688413888186</text:p>
          </table:table-cell>
          <table:table-cell table:formula="of:=IF([.B84]=0;0;IF([.B84]=1;1;[.C84]+0.503786482723489))" office:value-type="float" office:value="-18.9650549060951" calcext:value-type="float">
            <text:p>-18.9650549060951</text:p>
          </table:table-cell>
          <table:table-cell table:formula="of:=IF([.B84]=0;0;IF([.B84]=1;1;1/(1+EXP(-[.D84]))))" office:value-type="float" office:value="0.00000000580204780491" calcext:value-type="float">
            <text:p>5.80204780490609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0;IF([.B85]=1;1;LN([.B85]/(1-[.B85]))))" office:value-type="float" office:value="-14.7896313165952" calcext:value-type="float">
            <text:p>-14.7896313165952</text:p>
          </table:table-cell>
          <table:table-cell table:formula="of:=IF([.B85]=0;0;IF([.B85]=1;1;[.C85]+0.503786482723489))" office:value-type="float" office:value="-14.2858448338717" calcext:value-type="float">
            <text:p>-14.2858448338717</text:p>
          </table:table-cell>
          <table:table-cell table:formula="of:=IF([.B85]=0;0;IF([.B85]=1;1;1/(1+EXP(-[.D85]))))" office:value-type="float" office:value="0.0000006247929896309" calcext:value-type="float">
            <text:p>6.24792989630904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0;IF([.B86]=1;1;LN([.B86]/(1-[.B86]))))" office:value-type="float" office:value="-21.9679460587354" calcext:value-type="float">
            <text:p>-21.9679460587354</text:p>
          </table:table-cell>
          <table:table-cell table:formula="of:=IF([.B86]=0;0;IF([.B86]=1;1;[.C86]+0.503786482723489))" office:value-type="float" office:value="-21.4641595760119" calcext:value-type="float">
            <text:p>-21.4641595760119</text:p>
          </table:table-cell>
          <table:table-cell table:formula="of:=IF([.B86]=0;0;IF([.B86]=1;1;1/(1+EXP(-[.D86]))))" office:value-type="float" office:value="0.00000000047668769044" calcext:value-type="float">
            <text:p>4.76687690444077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0;IF([.B87]=1;1;LN([.B87]/(1-[.B87]))))" office:value-type="float" office:value="0" calcext:value-type="float">
            <text:p>0</text:p>
          </table:table-cell>
          <table:table-cell table:formula="of:=IF([.B87]=0;0;IF([.B87]=1;1;[.C87]+0.503786482723489))" office:value-type="float" office:value="0" calcext:value-type="float">
            <text:p>0</text:p>
          </table:table-cell>
          <table:table-cell table:formula="of:=IF([.B87]=0;0;IF([.B87]=1;1;1/(1+EXP(-[.D87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0;IF([.B88]=1;1;LN([.B88]/(1-[.B88]))))" office:value-type="float" office:value="-12.971052978677" calcext:value-type="float">
            <text:p>-12.971052978677</text:p>
          </table:table-cell>
          <table:table-cell table:formula="of:=IF([.B88]=0;0;IF([.B88]=1;1;[.C88]+0.503786482723489))" office:value-type="float" office:value="-12.4672664959535" calcext:value-type="float">
            <text:p>-12.4672664959535</text:p>
          </table:table-cell>
          <table:table-cell table:formula="of:=IF([.B88]=0;0;IF([.B88]=1;1;1/(1+EXP(-[.D88]))))" office:value-type="float" office:value="0.00000385064324651245" calcext:value-type="float">
            <text:p>3.85064324651245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))" office:value-type="float" office:value="0" calcext:value-type="float">
            <text:p>0</text:p>
          </table:table-cell>
          <table:table-cell table:formula="of:=IF([.B89]=0;0;IF([.B89]=1;1;[.C89]+0.503786482723489))" office:value-type="float" office:value="0" calcext:value-type="float">
            <text:p>0</text:p>
          </table:table-cell>
          <table:table-cell table:formula="of:=IF([.B89]=0;0;IF([.B89]=1;1;1/(1+EXP(-[.D89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0;IF([.B90]=1;1;LN([.B90]/(1-[.B90]))))" office:value-type="float" office:value="-13.9643752006172" calcext:value-type="float">
            <text:p>-13.9643752006172</text:p>
          </table:table-cell>
          <table:table-cell table:formula="of:=IF([.B90]=0;0;IF([.B90]=1;1;[.C90]+0.503786482723489))" office:value-type="float" office:value="-13.4605887178937" calcext:value-type="float">
            <text:p>-13.4605887178937</text:p>
          </table:table-cell>
          <table:table-cell table:formula="of:=IF([.B90]=0;0;IF([.B90]=1;1;1/(1+EXP(-[.D90]))))" office:value-type="float" office:value="0.00000142606715478786" calcext:value-type="float">
            <text:p>1.42606715478786E-0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0;IF([.B91]=1;1;LN([.B91]/(1-[.B91]))))" office:value-type="float" office:value="-5.21688425650051" calcext:value-type="float">
            <text:p>-5.21688425650051</text:p>
          </table:table-cell>
          <table:table-cell table:formula="of:=IF([.B91]=0;0;IF([.B91]=1;1;[.C91]+0.503786482723489))" office:value-type="float" office:value="-4.71309777377702" calcext:value-type="float">
            <text:p>-4.71309777377702</text:p>
          </table:table-cell>
          <table:table-cell table:formula="of:=IF([.B91]=0;0;IF([.B91]=1;1;1/(1+EXP(-[.D91]))))" office:value-type="float" office:value="0.00889705775095978" calcext:value-type="float">
            <text:p>0.00889705775095978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0;IF([.B92]=1;1;LN([.B92]/(1-[.B92]))))" office:value-type="float" office:value="-26.8234387196329" calcext:value-type="float">
            <text:p>-26.8234387196329</text:p>
          </table:table-cell>
          <table:table-cell table:formula="of:=IF([.B92]=0;0;IF([.B92]=1;1;[.C92]+0.503786482723489))" office:value-type="float" office:value="-26.3196522369094" calcext:value-type="float">
            <text:p>-26.3196522369094</text:p>
          </table:table-cell>
          <table:table-cell table:formula="of:=IF([.B92]=0;0;IF([.B92]=1;1;1/(1+EXP(-[.D92]))))" office:value-type="float" office:value="0.00000000000371125049" calcext:value-type="float">
            <text:p>3.71125048958671E-12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0;IF([.B93]=1;1;LN([.B93]/(1-[.B93]))))" office:value-type="float" office:value="-6.10409664204466" calcext:value-type="float">
            <text:p>-6.10409664204466</text:p>
          </table:table-cell>
          <table:table-cell table:formula="of:=IF([.B93]=0;0;IF([.B93]=1;1;[.C93]+0.503786482723489))" office:value-type="float" office:value="-5.60031015932117" calcext:value-type="float">
            <text:p>-5.60031015932117</text:p>
          </table:table-cell>
          <table:table-cell table:formula="of:=IF([.B93]=0;0;IF([.B93]=1;1;1/(1+EXP(-[.D93]))))" office:value-type="float" office:value="0.0036831015833137" calcext:value-type="float">
            <text:p>0.00368310158331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))" office:value-type="float" office:value="0" calcext:value-type="float">
            <text:p>0</text:p>
          </table:table-cell>
          <table:table-cell table:formula="of:=IF([.B94]=0;0;IF([.B94]=1;1;[.C94]+0.503786482723489))" office:value-type="float" office:value="0" calcext:value-type="float">
            <text:p>0</text:p>
          </table:table-cell>
          <table:table-cell table:formula="of:=IF([.B94]=0;0;IF([.B94]=1;1;1/(1+EXP(-[.D94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0;IF([.B95]=1;1;LN([.B95]/(1-[.B95]))))" office:value-type="float" office:value="-13.1598400824316" calcext:value-type="float">
            <text:p>-13.1598400824316</text:p>
          </table:table-cell>
          <table:table-cell table:formula="of:=IF([.B95]=0;0;IF([.B95]=1;1;[.C95]+0.503786482723489))" office:value-type="float" office:value="-12.6560535997081" calcext:value-type="float">
            <text:p>-12.6560535997081</text:p>
          </table:table-cell>
          <table:table-cell table:formula="of:=IF([.B95]=0;0;IF([.B95]=1;1;1/(1+EXP(-[.D95]))))" office:value-type="float" office:value="0.00000318819131485239" calcext:value-type="float">
            <text:p>3.18819131485239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0;IF([.B96]=1;1;LN([.B96]/(1-[.B96]))))" office:value-type="float" office:value="-17.3096426127349" calcext:value-type="float">
            <text:p>-17.3096426127349</text:p>
          </table:table-cell>
          <table:table-cell table:formula="of:=IF([.B96]=0;0;IF([.B96]=1;1;[.C96]+0.503786482723489))" office:value-type="float" office:value="-16.8058561300115" calcext:value-type="float">
            <text:p>-16.8058561300115</text:p>
          </table:table-cell>
          <table:table-cell table:formula="of:=IF([.B96]=0;0;IF([.B96]=1;1;1/(1+EXP(-[.D96]))))" office:value-type="float" office:value="0.00000005027005926637" calcext:value-type="float">
            <text:p>5.02700592663746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0;IF([.B97]=1;1;LN([.B97]/(1-[.B97]))))" office:value-type="float" office:value="-19.1256171401459" calcext:value-type="float">
            <text:p>-19.1256171401459</text:p>
          </table:table-cell>
          <table:table-cell table:formula="of:=IF([.B97]=0;0;IF([.B97]=1;1;[.C97]+0.503786482723489))" office:value-type="float" office:value="-18.6218306574224" calcext:value-type="float">
            <text:p>-18.6218306574224</text:p>
          </table:table-cell>
          <table:table-cell table:formula="of:=IF([.B97]=0;0;IF([.B97]=1;1;1/(1+EXP(-[.D97]))))" office:value-type="float" office:value="0.00000000817789817966" calcext:value-type="float">
            <text:p>8.17789817965701E-09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0;IF([.B98]=1;1;LN([.B98]/(1-[.B98]))))" office:value-type="float" office:value="-18.738008601815" calcext:value-type="float">
            <text:p>-18.738008601815</text:p>
          </table:table-cell>
          <table:table-cell table:formula="of:=IF([.B98]=0;0;IF([.B98]=1;1;[.C98]+0.503786482723489))" office:value-type="float" office:value="-18.2342221190915" calcext:value-type="float">
            <text:p>-18.2342221190915</text:p>
          </table:table-cell>
          <table:table-cell table:formula="of:=IF([.B98]=0;0;IF([.B98]=1;1;1/(1+EXP(-[.D98]))))" office:value-type="float" office:value="0.00000001204974750536" calcext:value-type="float">
            <text:p>1.20497475053607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0;IF([.B99]=1;1;LN([.B99]/(1-[.B99]))))" office:value-type="float" office:value="-18.7250533239736" calcext:value-type="float">
            <text:p>-18.7250533239736</text:p>
          </table:table-cell>
          <table:table-cell table:formula="of:=IF([.B99]=0;0;IF([.B99]=1;1;[.C99]+0.503786482723489))" office:value-type="float" office:value="-18.2212668412501" calcext:value-type="float">
            <text:p>-18.2212668412501</text:p>
          </table:table-cell>
          <table:table-cell table:formula="of:=IF([.B99]=0;0;IF([.B99]=1;1;1/(1+EXP(-[.D99]))))" office:value-type="float" office:value="0.00000001220687092144" calcext:value-type="float">
            <text:p>1.22068709214444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0;IF([.B100]=1;1;LN([.B100]/(1-[.B100]))))" office:value-type="float" office:value="-12.3658827388762" calcext:value-type="float">
            <text:p>-12.3658827388762</text:p>
          </table:table-cell>
          <table:table-cell table:formula="of:=IF([.B100]=0;0;IF([.B100]=1;1;[.C100]+0.503786482723489))" office:value-type="float" office:value="-11.8620962561527" calcext:value-type="float">
            <text:p>-11.8620962561527</text:p>
          </table:table-cell>
          <table:table-cell table:formula="of:=IF([.B100]=0;0;IF([.B100]=1;1;1/(1+EXP(-[.D100]))))" office:value-type="float" office:value="0.00000705267691570346" calcext:value-type="float">
            <text:p>7.05267691570346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0;IF([.B101]=1;1;LN([.B101]/(1-[.B101]))))" office:value-type="float" office:value="-19.8129971990658" calcext:value-type="float">
            <text:p>-19.8129971990658</text:p>
          </table:table-cell>
          <table:table-cell table:formula="of:=IF([.B101]=0;0;IF([.B101]=1;1;[.C101]+0.503786482723489))" office:value-type="float" office:value="-19.3092107163423" calcext:value-type="float">
            <text:p>-19.3092107163423</text:p>
          </table:table-cell>
          <table:table-cell table:formula="of:=IF([.B101]=0;0;IF([.B101]=1;1;1/(1+EXP(-[.D101]))))" office:value-type="float" office:value="0.00000000411259870283" calcext:value-type="float">
            <text:p>4.11259870282951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3.0881092004953" calcext:value-type="float">
            <text:p>-13.0881092004953</text:p>
          </table:table-cell>
          <table:table-cell table:style-name="ce3" table:formula="of:=AVERAGE([.D2:.D101])" office:value-type="float" office:value="-12.6800421494893" calcext:value-type="float">
            <text:p>-12.6800421494893</text:p>
          </table:table-cell>
          <table:table-cell table:style-name="ce3" table:formula="of:=AVERAGE([.E2:.E101])" office:value-type="float" office:value="0.000861007937417146" calcext:value-type="float">
            <text:p>0.00086100793741714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7:00:17.788723165</dc:date>
    <meta:editing-duration>PT3H17M59S</meta:editing-duration>
    <meta:editing-cycles>27</meta:editing-cycles>
    <meta:generator>LibreOffice/7.3.7.2$Linux_X86_64 LibreOffice_project/30$Build-2</meta:generator>
    <meta:document-statistic meta:table-count="1" meta:cell-count="510" meta:object-count="0"/>
  </office:meta>
</office:document-meta>
</file>